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page-number="0"/>
    </style:style>
    <style:style style:name="TableColumn3" style:family="table-column">
      <style:table-column-properties style:column-width="5.0062in"/>
    </style:style>
    <style:style style:name="Table2" style:family="table">
      <style:table-properties style:width="5.0062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T6" style:parent-style-name="DefaultParagraphFont" style:family="text">
      <style:text-properties style:font-name="Times New Roman" fo:color="#2F5496" fo:font-size="12pt" style:font-size-asian="12pt" style:font-size-complex="12p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NoSpacing" style:family="paragraph">
      <style:paragraph-properties fo:line-height="90%"/>
    </style:style>
    <style:style style:name="T10" style:parent-style-name="DefaultParagraphFont" style:family="text">
      <style:text-properties style:font-name="Times New Roman" fo:color="#4472C4" fo:font-size="44pt" style:font-size-asian="44pt" style:font-size-complex="44pt"/>
    </style:style>
    <style:style style:name="TableRow11" style:family="table-row">
      <style:table-row-properties/>
    </style:style>
    <style:style style:name="TableCell12" style:family="table-cell">
      <style:table-cell-properties fo:border-top="none" fo:border-left="0.0208in solid #4472C4" fo:border-bottom="none" fo:border-right="none" style:writing-mode="lr-tb" fo:padding-top="0.15in" fo:padding-left="0.0798in" fo:padding-bottom="0.15in" fo:padding-right="0.0798in"/>
    </style:style>
    <style:style style:name="P13" style:parent-style-name="NoSpacing" style:family="paragraph">
      <style:text-properties style:font-name="Times New Roman" fo:color="#2F5496" fo:font-size="12pt" style:font-size-asian="12pt"/>
    </style:style>
    <style:style style:name="P14" style:parent-style-name="Normal" style:family="paragraph">
      <style:paragraph-properties fo:margin-bottom="0in"/>
      <style:text-properties text:display="none"/>
    </style:style>
    <style:style style:name="TableColumn16" style:family="table-column">
      <style:table-column-properties style:column-width="4.8354in"/>
    </style:style>
    <style:style style:name="Table15" style:family="table">
      <style:table-properties style:width="4.8354in" style:rel-width="77.14%" fo:margin-left="0in" table:align="left"/>
    </style:style>
    <style:style style:name="TableRow17" style:family="table-row">
      <style:table-row-properties/>
    </style:style>
    <style:style style:name="TableCell18" style:family="table-cell">
      <style:table-cell-properties fo:border="none" style:writing-mode="lr-tb" fo:padding-top="0.15in" fo:padding-left="0.0798in" fo:padding-bottom="0.15in" fo:padding-right="0.0798in"/>
    </style:style>
    <style:style style:name="T19" style:parent-style-name="DefaultParagraphFont" style:family="text">
      <style:text-properties style:font-name="Times New Roman" fo:color="#4472C4" fo:font-size="14pt" style:font-size-asian="14pt" style:font-size-complex="14pt"/>
    </style:style>
    <style:style style:name="P20" style:parent-style-name="NoSpacing" style:family="paragraph">
      <style:text-properties style:font-name="Times New Roman" fo:color="#4472C4"/>
    </style:style>
    <style:style style:name="P21" style:parent-style-name="Normal" style:family="paragraph">
      <style:paragraph-properties fo:break-before="page"/>
    </style:style>
    <style:style style:name="T22" style:parent-style-name="DefaultParagraphFont" style:family="text">
      <style:text-properties style:font-name="Times New Roman" fo:font-weight="bold" style:font-weight-asian="bold" style:font-weight-complex="bold"/>
    </style:style>
    <style:style style:name="T23" style:parent-style-name="DefaultParagraphFont" style:family="text">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P32" style:parent-style-name="Normal" style:family="paragraph">
      <style:text-properties style:font-name="Times New Roman" fo:font-weight="bold" style:font-weight-asian="bold" style:font-weight-complex="bold"/>
    </style:style>
    <style:style style:name="P33" style:parent-style-name="Normal" style:family="paragraph">
      <style:text-properties style:font-name="Times New Roman"/>
    </style:style>
    <style:style style:name="P34" style:parent-style-name="Normal" style:family="paragraph">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P41" style:parent-style-name="Normal" style:family="paragraph">
      <style:text-properties style:font-name="Times New Roman"/>
    </style:style>
    <style:style style:name="P42" style:parent-style-name="Normal" style:family="paragraph">
      <style:text-properties style:font-name="Times New Roman"/>
    </style:style>
    <style:style style:name="P43" style:parent-style-name="Normal" style:family="paragraph">
      <style:text-properties style:font-name="Times New Roman"/>
    </style:style>
    <style:style style:name="P44" style:parent-style-name="Normal" style:family="paragraph">
      <style:text-properties style:font-name="Times New Roman"/>
    </style:style>
    <style:style style:name="P45" style:parent-style-name="Normal" style:family="paragraph">
      <style:text-properties style:font-name="Times New Roman"/>
    </style:style>
    <style:style style:name="P46" style:parent-style-name="Normal" style:family="paragraph">
      <style:text-properties style:font-name="Times New Roman"/>
    </style:style>
    <style:style style:name="P47" style:parent-style-name="Normal" style:family="paragraph">
      <style:text-properties style:font-name="Times New Roman"/>
    </style:style>
    <style:style style:name="P48" style:parent-style-name="Normal" style:family="paragraph">
      <style:text-properties style:font-name="Times New Roman"/>
    </style:style>
    <style:style style:name="P49" style:parent-style-name="Normal" style:family="paragraph">
      <style:text-properties style:font-name="Times New Roman"/>
    </style:style>
    <style:style style:name="P50" style:parent-style-name="Normal" style:family="paragraph">
      <style:text-properties style:font-name="Times New Roman"/>
    </style:style>
    <style:style style:name="P51" style:parent-style-name="Normal" style:family="paragraph">
      <style:text-properties style:font-name="Times New Roman"/>
    </style:style>
    <style:style style:name="P52" style:parent-style-name="Normal" style:family="paragraph">
      <style:text-properties style:font-name="Times New Roman"/>
    </style:style>
    <style:style style:name="P53" style:parent-style-name="Normal" style:family="paragraph">
      <style:text-properties style:font-name="Times New Roman"/>
    </style:style>
    <style:style style:name="P54" style:parent-style-name="Normal" style:family="paragraph">
      <style:text-properties style:font-name="Times New Roman"/>
    </style:style>
    <style:style style:name="P55" style:parent-style-name="Normal" style:family="paragraph">
      <style:text-properties style:font-name="Times New Roman"/>
    </style:style>
    <style:style style:name="P56" style:parent-style-name="Normal" style:family="paragraph">
      <style:text-properties style:font-name="Times New Roman"/>
    </style:style>
    <style:style style:name="P57" style:parent-style-name="Normal" style:family="paragraph">
      <style:text-properties style:font-name="Times New Roman"/>
    </style:style>
    <style:style style:name="P58" style:parent-style-name="Normal" style:family="paragraph">
      <style:text-properties style:font-name="Times New Roman"/>
    </style:style>
    <style:style style:name="P59" style:parent-style-name="Normal" style:family="paragraph">
      <style:text-properties style:font-name="Times New Roman"/>
    </style:style>
    <style:style style:name="P60" style:parent-style-name="Normal" style:family="paragraph">
      <style:text-properties style:font-name="Times New Roman"/>
    </style:style>
    <style:style style:name="P61" style:parent-style-name="Normal" style:family="paragraph">
      <style:text-properties style:font-name="Times New Roman"/>
    </style:style>
    <style:style style:name="P62" style:parent-style-name="Normal" style:family="paragraph">
      <style:text-properties style:font-name="Times New Roman"/>
    </style:style>
    <style:style style:name="P63" style:parent-style-name="Normal" style:family="paragraph">
      <style:text-properties style:font-name="Times New Roman"/>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Normal" style:family="paragraph">
      <style:text-properties style:font-name="Times New Roman"/>
    </style:style>
    <style:style style:name="P67" style:parent-style-name="Normal" style:family="paragraph">
      <style:text-properties style:font-name="Times New Roman"/>
    </style:style>
    <style:style style:name="P68" style:parent-style-name="Normal" style:family="paragraph">
      <style:text-properties style:font-name="Times New Roman"/>
    </style:style>
    <style:style style:name="P69" style:parent-style-name="Normal" style:family="paragraph">
      <style:text-properties style:font-name="Times New Roman"/>
    </style:style>
    <style:style style:name="P70" style:parent-style-name="Normal" style:family="paragraph">
      <style:text-properties style:font-name="Times New Roman"/>
    </style:style>
    <style:style style:name="P71" style:parent-style-name="Normal" style:family="paragraph">
      <style:text-properties style:font-name="Times New Roman"/>
    </style:style>
    <style:style style:name="P72" style:parent-style-name="Normal" style:family="paragraph">
      <style:text-properties style:font-name="Times New Roman"/>
    </style:style>
    <style:style style:name="P73" style:parent-style-name="Normal" style:family="paragraph">
      <style:text-properties style:font-name="Times New Roman"/>
    </style:style>
    <style:style style:name="P74" style:parent-style-name="Normal" style:family="paragraph">
      <style:text-properties style:font-name="Times New Roman"/>
    </style:style>
    <style:style style:name="P75" style:parent-style-name="Normal" style:family="paragraph">
      <style:text-properties style:font-name="Times New Roman"/>
    </style:style>
    <style:style style:name="P76" style:parent-style-name="Normal" style:family="paragraph">
      <style:text-properties style:font-name="Times New Roman"/>
    </style:style>
    <style:style style:name="P77" style:parent-style-name="Normal" style:family="paragraph">
      <style:text-properties style:font-name="Times New Roman"/>
    </style:style>
    <style:style style:name="P78" style:parent-style-name="Normal" style:family="paragraph">
      <style:text-properties style:font-name="Times New Roman"/>
    </style:style>
    <style:style style:name="P79" style:parent-style-name="Normal" style:family="paragraph">
      <style:text-properties style:font-name="Times New Roman"/>
    </style:style>
    <style:style style:name="P80" style:parent-style-name="Normal" style:family="paragraph">
      <style:text-properties style:font-name="Times New Roman"/>
    </style:style>
    <style:style style:name="P81" style:parent-style-name="Normal" style:family="paragraph">
      <style:text-properties style:font-name="Times New Roman"/>
    </style:style>
    <style:style style:name="P82" style:parent-style-name="Normal" style:family="paragraph">
      <style:text-properties style:font-name="Times New Roman"/>
    </style:style>
    <style:style style:name="P83" style:parent-style-name="Normal" style:family="paragraph">
      <style:text-properties style:font-name="Times New Roman"/>
    </style:style>
    <style:style style:name="P84" style:parent-style-name="Normal" style:family="paragraph">
      <style:text-properties style:font-name="Times New Roman"/>
    </style:style>
    <style:style style:name="P85" style:parent-style-name="Normal" style:family="paragraph">
      <style:text-properties style:font-name="Times New Roman"/>
    </style:style>
    <style:style style:name="P86" style:parent-style-name="Normal" style:family="paragraph">
      <style:text-properties style:font-name="Times New Roman"/>
    </style:style>
    <style:style style:name="P87" style:parent-style-name="Normal" style:family="paragraph">
      <style:text-properties style:font-name="Times New Roman"/>
    </style:style>
    <style:style style:name="P88" style:parent-style-name="Normal" style:family="paragraph">
      <style:text-properties style:font-name="Times New Roman"/>
    </style:style>
    <style:style style:name="P89" style:parent-style-name="Normal" style:family="paragraph">
      <style:text-properties style:font-name="Times New Roman"/>
    </style:style>
    <style:style style:name="P90" style:parent-style-name="Normal" style:family="paragraph">
      <style:text-properties style:font-name="Times New Roman"/>
    </style:style>
    <style:style style:name="P91" style:parent-style-name="Normal" style:family="paragraph">
      <style:text-properties style:font-name="Times New Roman"/>
    </style:style>
    <style:style style:name="P92" style:parent-style-name="Normal" style:family="paragraph">
      <style:text-properties style:font-name="Times New Roman"/>
    </style:style>
    <style:style style:name="P93" style:parent-style-name="Normal" style:family="paragraph">
      <style:text-properties style:font-name="Times New Roman"/>
    </style:style>
    <style:style style:name="P94" style:parent-style-name="Normal" style:family="paragraph">
      <style:text-properties style:font-name="Times New Roman" fo:hyphenate="true"/>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NoSpacing"><text:span text:style-name="T6">ENG20009</text:span></text:p>
          </table:table-cell>
        </table:table-row>
        <table:table-row table:style-name="TableRow7">
          <table:table-cell table:style-name="TableCell8">
            <text:p text:style-name="P9"><text:span text:style-name="T10">Project Report</text:span></text:p>
          </table:table-cell>
        </table:table-row>
        <table:table-row table:style-name="TableRow11">
          <table:table-cell table:style-name="TableCell12">
            <text:p text:style-name="P13"/>
          </table:table-cell>
        </table:table-row>
      </table:table>
      <text:p text:style-name="P14"/>
      <table:table table:style-name="Table15">
        <table:table-columns>
          <table:table-column table:style-name="TableColumn16"/>
        </table:table-columns>
        <table:table-row table:style-name="TableRow17">
          <table:table-cell table:style-name="TableCell18">
            <text:p text:style-name="NoSpacing"><text:span text:style-name="T19">MD REDWAN AHMED ZAWAD</text:span></text:p>
            <text:p text:style-name="P20">103501849</text:p>
          </table:table-cell>
        </table:table-row>
      </table:table>
      <text:p text:style-name="P21"/>
      <text:p text:style-name="Normal"><text:span text:style-name="T22">Abstract</text:span><text:span text:style-name="T23">:<text:s/></text:span></text:p>
      <text:p text:style-name="P24">The "Environmental Sensor Data Logger with SDI-12 Interface" project represents a comprehensive undertaking in the realm of environmental monitoring and data<text:s/>logging. This report encapsulates the objectives, methodologies, achievements, and significance of this innovative project.</text:p>
      <text:p text:style-name="P25"/>
      <text:p text:style-name="P26">The project's core goal is the development of a versatile environmental data logging system, enabled by the integration of the BME680 and BH1750FVI sensors, under the control of an Arduino Due microcontroller. These sensors collectively provide essential environmental parameters, including temperature, humidity, pressure, gas composition, and light intensity. Data retrieval and control are facilitated through the standardized SDI-12 communication protocol.</text:p>
      <text:p text:style-name="P27">The project encompasses a wide range of features and functionalities, including a user-friendly menu system with graphical representation for data visualization. Crucially, the system logs sensor data onto an SD card, ensuring data retention and enabling long-term data analysis. The project's significance extends to academic, research, industrial, and educational domains, providing a practical and educational tool for monitoring and studying the environment.</text:p>
      <text:p text:style-name="P28"/>
      <text:p text:style-name="P29">This report outlines the project's detailed scope, the conditions for an ideal workplace, safety measures, risks, and an overview of the workplace environment. Additionally, it delves into the risk assessment and details the features and objectives of the project. The inclusion of a table describing the project's budget and timeline is intended to provide comprehensive insight into the project's management.</text:p>
      <text:p text:style-name="P30"/>
      <text:p text:style-name="P31">Overall, the "Environmental Sensor Data Logger with SDI-12 Interface" project exemplifies an exemplary amalgamation of innovation, technology, and environmental stewardship. It serves as a testament to the capabilities of modern sensor technology, data communication, and workplace efficiency. This report offers a comprehensive overview of the project's journey, objectives, and achievements, serving as a valuable resource for those interested in environmental monitoring, sensor technology, and project management.</text:p>
      <text:p text:style-name="P32">Pseudocode:</text:p>
      <text:p text:style-name="P33"># Include necessary libraries</text:p>
      <text:p text:style-name="P34">Include SdFat, DueTimer, Adafruit_GFX, Adafruit_ST7735, Adafruit_SSD1306, SPI, RTClib, BH1750, Wire, Adafruit_Sensor, and Adafruit_BME680 libraries</text:p>
      <text:p text:style-name="P35"/>
      <text:p text:style-name="P36"># Define pins and configure components</text:p>
      <text:p text:style-name="P37">Define SD_CS_PIN, SOFT_MISO_PIN, SOFT_MOSI_PIN, SOFT_SCK_PIN, TFT_CS, TFT_RST, TFT_DC, TFT_SCLK, BME_SCK, BME_MISO, BME_MOSI, BME_CS, SEALEVELPRESSURE_HPA</text:p>
      <text:p text:style-name="P38">Configure SD card, SPI, RTC, BH1750 light sensor, BME680 sensor, and other pins</text:p>
      <text:p text:style-name="P39"/>
      <text:p text:style-name="P40"># Initialize variables</text:p>
      <text:soft-page-break/>
      <text:p text:style-name="P41">Initialize global variables including a, temp, humid, gas, press, light, mn, preval,<text:s/>Select, Confirm, Cancel, Disable_stepper, BME680menu, BH1750menu, Main_Menu</text:p>
      <text:p text:style-name="P42">Create an array of menu options (menuls)</text:p>
      <text:p text:style-name="P43"/>
      <text:p text:style-name="P44"># Setup function</text:p>
      <text:p text:style-name="P45">Setup serial communication, RTC, TFT display, SD card, SDI-12 communication, and sensor configuration</text:p>
      <text:p text:style-name="P46">Attach<text:s/>interrupts for menu navigation and data writing</text:p>
      <text:p text:style-name="P47"/>
      <text:p text:style-name="P48"># Loop function</text:p>
      <text:p text:style-name="P49">Continuously run the main program loop</text:p>
      <text:p text:style-name="P50"/>
      <text:p text:style-name="P51"># Handle 'D' command</text:p>
      <text:p text:style-name="P52">If the received character is 'D' via Serial1:</text:p>
      <text:p text:style-name="P53"><text:s text:c="4"/>Read the next character</text:p>
      <text:p text:style-name="P54"><text:s text:c="4"/>If the character is '1':</text:p>
      <text:p text:style-name="P55"><text:s text:c="8"/>Read the next character</text:p>
      <text:p text:style-name="P56"><text:s text:c="8"/>If the character is '!', proceed</text:p>
      <text:p text:style-name="P57"><text:s text:c="12"/>Set mn to true</text:p>
      <text:p text:style-name="P58"><text:s text:c="12"/>Call senval(1) to read sensor values</text:p>
      <text:p text:style-name="P59"><text:s text:c="12"/>Display temperature graph</text:p>
      <text:p text:style-name="P60"><text:s text:c="12"/>Create a data message and send it via sdiout</text:p>
      <text:p text:style-name="P61"><text:s text:c="12"/>Write the data to the SD card and read it</text:p>
      <text:p text:style-name="P62"><text:s text:c="12"/>Delay and display pressure, humidity, and gas graphs</text:p>
      <text:p text:style-name="P63"><text:s text:c="4"/>If the character is '0':</text:p>
      <text:p text:style-name="P64"><text:s text:c="8"/>Read the next character</text:p>
      <text:p text:style-name="P65"><text:s text:c="8"/>If the character is '!', proceed</text:p>
      <text:p text:style-name="P66"><text:s text:c="12"/>Set mn to true</text:p>
      <text:p text:style-name="P67"><text:s text:c="12"/>Call senval(1) to read sensor values</text:p>
      <text:p text:style-name="P68"><text:s text:c="12"/>Display temperature graph</text:p>
      <text:p text:style-name="P69"><text:s text:c="12"/>Create a data message including light data</text:p>
      <text:p text:style-name="P70"><text:s text:c="12"/>Send the message via sdiout</text:p>
      <text:p text:style-name="P71"><text:s text:c="12"/>Write the data to the SD card and read it</text:p>
      <text:soft-page-break/>
      <text:p text:style-name="P72"><text:s text:c="12"/>Delay and display pressure, humidity, and gas<text:s/>graphs</text:p>
      <text:p text:style-name="P73"><text:s text:c="4"/>If the character is '2':</text:p>
      <text:p text:style-name="P74"><text:s text:c="8"/>Call senval(1) to read light sensor data</text:p>
      <text:p text:style-name="P75"><text:s text:c="8"/>Create a data message with light data and send it via sdiout</text:p>
      <text:p text:style-name="P76"><text:s text:c="8"/>Write the data to the SD card and read it</text:p>
      <text:p text:style-name="P77"><text:s text:c="8"/>Display the light graph</text:p>
      <text:p text:style-name="P78"/>
      <text:p text:style-name="P79"># senval function</text:p>
      <text:p text:style-name="P80">Read sensor data from the BME680 sensor and BH1750 light sensor</text:p>
      <text:p text:style-name="P81">Store temperature, pressure, humidity, gas resistance, and light level data in global variables</text:p>
      <text:p text:style-name="P82">Calculate and store the elapsed time since the function was called</text:p>
      <text:p text:style-name="P83"/>
      <text:p text:style-name="P84"># sdiout function</text:p>
      <text:p text:style-name="P85">Send data via Serial1</text:p>
      <text:p text:style-name="P86">Set a control pin to LOW, send data, delay, and set the control pin back to HIGH</text:p>
      <text:p text:style-name="P87"/>
      <text:p text:style-name="P88"># tempgraph2, pressgraph, humidgraph, gasgraph, lightgraph functions</text:p>
      <text:p text:style-name="P89">Display a graph on the TFT display with specific labels and data</text:p>
      <text:p text:style-name="P90">Graph shows time vs. sensor data (temperature, pressure, humidity, gas resistance, or light level)</text:p>
      <text:p text:style-name="P91"/>
      <text:p text:style-name="P92">The above pseudocode provide a brief description of the codes that I have written for the project.</text:p>
      <text:p text:style-name="P93"/>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hyphenate="false"/>
    </style:style>
    <style:style style:name="NoSpacingChar" style:display-name="No Spacing Char" style:family="text" style:parent-style-name="DefaultParagraphFont">
      <style:text-properties style:font-name-asian="Times New Roman"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Report</dc:title>
    <dc:description/>
    <dc:subject/>
    <meta:initial-creator>MD REDWAN AHMED ZAWAD</meta:initial-creator>
    <dc:creator>MD REDWAN AHMED ZAWAD</dc:creator>
    <meta:creation-date>2023-11-04T15:36:00Z</meta:creation-date>
    <dc:date>2023-11-05T02:33:00Z</dc:date>
    <meta:template xlink:href="Normal" xlink:type="simple"/>
    <meta:editing-cycles>3</meta:editing-cycles>
    <meta:editing-duration>PT3360S</meta:editing-duration>
    <meta:document-statistic meta:page-count="4" meta:paragraph-count="75" meta:word-count="722" meta:character-count="4911" meta:row-count="106" meta:non-whitespace-character-count="4264"/>
  </office:meta>
</office:document-meta>
</file>